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2">
      <style:text-properties officeooo:rsid="001fdbc7" officeooo:paragraph-rsid="001fdbc7"/>
    </style:style>
    <style:style style:name="P2" style:family="paragraph" style:parent-style-name="Standard">
      <style:text-properties officeooo:rsid="001138fb" officeooo:paragraph-rsid="001138fb"/>
    </style:style>
    <style:style style:name="P3" style:family="paragraph" style:parent-style-name="Standard" style:list-style-name="L1">
      <style:text-properties officeooo:rsid="001138fb" officeooo:paragraph-rsid="001138fb"/>
    </style:style>
    <style:style style:name="P4" style:family="paragraph" style:parent-style-name="Standard">
      <style:text-properties officeooo:rsid="00132994" officeooo:paragraph-rsid="00132994"/>
    </style:style>
    <style:style style:name="P5" style:family="paragraph" style:parent-style-name="Standard" style:list-style-name="L2">
      <style:text-properties fo:font-style="normal" officeooo:rsid="00138627" officeooo:paragraph-rsid="00138627" style:font-style-asian="normal" style:font-style-complex="normal"/>
    </style:style>
    <style:style style:name="P6" style:family="paragraph" style:parent-style-name="Standard" style:list-style-name="L2">
      <style:text-properties fo:font-style="italic" officeooo:rsid="00138627" officeooo:paragraph-rsid="00138627" style:font-style-asian="italic" style:font-style-complex="italic"/>
    </style:style>
    <style:style style:name="P7" style:family="paragraph" style:parent-style-name="Standard">
      <style:text-properties fo:font-style="italic" officeooo:rsid="00138627" officeooo:paragraph-rsid="00138627" style:font-style-asian="italic" style:font-style-complex="italic"/>
    </style:style>
    <style:style style:name="P8" style:family="paragraph" style:parent-style-name="Standard">
      <style:text-properties fo:font-style="italic" officeooo:rsid="0013a5d5" officeooo:paragraph-rsid="0013a5d5" style:font-style-asian="italic" style:font-style-complex="italic"/>
    </style:style>
    <style:style style:name="P9" style:family="paragraph" style:parent-style-name="Standard" style:list-style-name="L3">
      <style:text-properties fo:font-style="italic" officeooo:rsid="0013a5d5" officeooo:paragraph-rsid="0013a5d5" style:font-style-asian="italic" style:font-style-complex="italic"/>
    </style:style>
    <style:style style:name="P10" style:family="paragraph" style:parent-style-name="Standard" style:list-style-name="L3">
      <style:text-properties fo:font-style="italic" officeooo:rsid="0013c540" officeooo:paragraph-rsid="0013c540" style:font-style-asian="italic" style:font-style-complex="italic"/>
    </style:style>
    <style:style style:name="P11" style:family="paragraph" style:parent-style-name="Standard" style:list-style-name="L3">
      <style:text-properties fo:font-style="italic" officeooo:rsid="0017ec0f" officeooo:paragraph-rsid="0017ec0f" style:font-style-asian="italic" style:font-style-complex="italic"/>
    </style:style>
    <style:style style:name="P12" style:family="paragraph" style:parent-style-name="Standard" style:list-style-name="L3">
      <style:text-properties fo:font-style="italic" fo:font-weight="bold" officeooo:rsid="0014d6c6" officeooo:paragraph-rsid="0014d6c6" style:font-style-asian="italic" style:font-weight-asian="bold" style:font-style-complex="italic" style:font-weight-complex="bold"/>
    </style:style>
    <style:style style:name="P13" style:family="paragraph" style:parent-style-name="Standard">
      <style:text-properties fo:font-style="italic" fo:font-weight="bold" officeooo:rsid="0014d6c6" officeooo:paragraph-rsid="0014d6c6" style:font-style-asian="italic" style:font-weight-asian="bold" style:font-style-complex="italic" style:font-weight-complex="bold"/>
    </style:style>
    <style:style style:name="P14" style:family="paragraph" style:parent-style-name="Standard">
      <style:text-properties fo:font-style="italic" fo:font-weight="normal" officeooo:rsid="0017ec0f" officeooo:paragraph-rsid="0017ec0f" style:font-style-asian="italic" style:font-weight-asian="normal" style:font-style-complex="italic" style:font-weight-complex="normal"/>
    </style:style>
    <style:style style:name="P15" style:family="paragraph" style:parent-style-name="Standard">
      <style:paragraph-properties fo:break-before="page"/>
      <style:text-properties fo:font-style="italic" fo:font-weight="normal" officeooo:rsid="0017ec0f" officeooo:paragraph-rsid="0017ec0f" style:font-style-asian="italic" style:font-weight-asian="normal" style:font-style-complex="italic" style:font-weight-complex="normal"/>
    </style:style>
    <style:style style:name="P16" style:family="paragraph" style:parent-style-name="Standard" style:list-style-name="L4">
      <style:text-properties fo:font-style="italic" fo:font-weight="normal" officeooo:rsid="0017ec0f" officeooo:paragraph-rsid="0017ec0f" style:font-style-asian="italic" style:font-weight-asian="normal" style:font-style-complex="italic" style:font-weight-complex="normal"/>
    </style:style>
    <style:style style:name="P17" style:family="paragraph" style:parent-style-name="Standard">
      <style:text-properties fo:font-style="italic" fo:font-weight="normal" officeooo:rsid="00199bfa" officeooo:paragraph-rsid="00199bfa" style:font-style-asian="italic" style:font-weight-asian="normal" style:font-style-complex="italic" style:font-weight-complex="normal"/>
    </style:style>
    <style:style style:name="P18" style:family="paragraph" style:parent-style-name="Standard" style:list-style-name="L5">
      <style:text-properties fo:font-style="italic" fo:font-weight="normal" officeooo:rsid="00199bfa" officeooo:paragraph-rsid="00199bfa" style:font-style-asian="italic" style:font-weight-asian="normal" style:font-style-complex="italic" style:font-weight-complex="normal"/>
    </style:style>
    <style:style style:name="P19" style:family="paragraph" style:parent-style-name="Standard">
      <style:text-properties fo:font-style="italic" fo:font-weight="normal" officeooo:rsid="001b500f" officeooo:paragraph-rsid="001b500f" style:font-style-asian="italic" style:font-weight-asian="normal" style:font-style-complex="italic" style:font-weight-complex="normal"/>
    </style:style>
    <style:style style:name="P20" style:family="paragraph" style:parent-style-name="Standard" style:list-style-name="L6">
      <style:text-properties fo:font-style="italic" fo:font-weight="normal" officeooo:rsid="001b500f" officeooo:paragraph-rsid="001b500f" style:font-style-asian="italic" style:font-weight-asian="normal" style:font-style-complex="italic" style:font-weight-complex="normal"/>
    </style:style>
    <style:style style:name="P21" style:family="paragraph" style:parent-style-name="Standard" style:list-style-name="L7">
      <style:text-properties fo:font-style="italic" fo:font-weight="normal" officeooo:rsid="001b500f" officeooo:paragraph-rsid="001b500f" style:font-style-asian="italic" style:font-weight-asian="normal" style:font-style-complex="italic" style:font-weight-complex="normal"/>
    </style:style>
    <style:style style:name="P22" style:family="paragraph" style:parent-style-name="Standard">
      <style:text-properties fo:font-style="italic" fo:font-weight="normal" officeooo:rsid="001b7560" officeooo:paragraph-rsid="001b7560" style:font-style-asian="italic" style:font-weight-asian="normal" style:font-style-complex="italic" style:font-weight-complex="normal"/>
    </style:style>
    <style:style style:name="P23" style:family="paragraph" style:parent-style-name="Standard" style:list-style-name="L8">
      <style:text-properties fo:font-style="italic" fo:font-weight="normal" officeooo:rsid="001b7560" officeooo:paragraph-rsid="001b7560" style:font-style-asian="italic" style:font-weight-asian="normal" style:font-style-complex="italic" style:font-weight-complex="normal"/>
    </style:style>
    <style:style style:name="P24" style:family="paragraph" style:parent-style-name="Standard" style:list-style-name="L8">
      <style:text-properties fo:font-style="italic" fo:font-weight="normal" officeooo:rsid="001c4d0f" officeooo:paragraph-rsid="001c4d0f" style:font-style-asian="italic" style:font-weight-asian="normal" style:font-style-complex="italic" style:font-weight-complex="normal"/>
    </style:style>
    <style:style style:name="P25" style:family="paragraph" style:parent-style-name="Standard">
      <style:text-properties fo:font-style="italic" fo:font-weight="normal" officeooo:rsid="001c4d0f" officeooo:paragraph-rsid="001c4d0f" style:font-style-asian="italic" style:font-weight-asian="normal" style:font-style-complex="italic" style:font-weight-complex="normal"/>
    </style:style>
    <style:style style:name="P26" style:family="paragraph" style:parent-style-name="Standard">
      <style:text-properties fo:font-style="italic" fo:font-weight="normal" officeooo:rsid="001d0029" officeooo:paragraph-rsid="001d0029" style:font-style-asian="italic" style:font-weight-asian="normal" style:font-style-complex="italic" style:font-weight-complex="normal"/>
    </style:style>
    <style:style style:name="P27" style:family="paragraph" style:parent-style-name="Standard" style:list-style-name="L9">
      <style:text-properties fo:font-style="italic" fo:font-weight="normal" officeooo:rsid="001d0029" officeooo:paragraph-rsid="001d0029" style:font-style-asian="italic" style:font-weight-asian="normal" style:font-style-complex="italic" style:font-weight-complex="normal"/>
    </style:style>
    <style:style style:name="P28" style:family="paragraph" style:parent-style-name="Standard">
      <style:text-properties fo:font-style="italic" fo:font-weight="normal" officeooo:rsid="001de494" officeooo:paragraph-rsid="001de494" style:font-style-asian="italic" style:font-weight-asian="normal" style:font-style-complex="italic" style:font-weight-complex="normal"/>
    </style:style>
    <style:style style:name="P29" style:family="paragraph" style:parent-style-name="Standard" style:list-style-name="L10">
      <style:text-properties fo:font-style="italic" fo:font-weight="normal" officeooo:rsid="001de494" officeooo:paragraph-rsid="001de494" style:font-style-asian="italic" style:font-weight-asian="normal" style:font-style-complex="italic" style:font-weight-complex="normal"/>
    </style:style>
    <style:style style:name="P30" style:family="paragraph" style:parent-style-name="Standard" style:list-style-name="L11">
      <style:text-properties fo:font-style="italic" fo:font-weight="normal" officeooo:rsid="001de494" officeooo:paragraph-rsid="001de494" style:font-style-asian="italic" style:font-weight-asian="normal" style:font-style-complex="italic" style:font-weight-complex="normal"/>
    </style:style>
    <style:style style:name="P31" style:family="paragraph" style:parent-style-name="Standard" style:list-style-name="L13">
      <style:text-properties fo:font-style="italic" fo:font-weight="normal" officeooo:rsid="001de494" officeooo:paragraph-rsid="001de494" style:font-style-asian="italic" style:font-weight-asian="normal" style:font-style-complex="italic" style:font-weight-complex="normal"/>
    </style:style>
    <style:style style:name="P32" style:family="paragraph" style:parent-style-name="Standard" style:list-style-name="L15">
      <style:text-properties fo:font-style="italic" fo:font-weight="normal" officeooo:rsid="001de494" officeooo:paragraph-rsid="001de494" style:font-style-asian="italic" style:font-weight-asian="normal" style:font-style-complex="italic" style:font-weight-complex="normal"/>
    </style:style>
    <style:style style:name="P33" style:family="paragraph" style:parent-style-name="Text_20_body">
      <style:text-properties officeooo:rsid="001fdbc7" officeooo:paragraph-rsid="001fdbc7"/>
    </style:style>
    <style:style style:name="P34" style:family="paragraph" style:parent-style-name="Text_20_body">
      <style:text-properties officeooo:paragraph-rsid="001fdbc7"/>
    </style:style>
    <style:style style:name="P35" style:family="paragraph" style:parent-style-name="Text_20_body">
      <style:text-properties officeooo:rsid="002175aa" officeooo:paragraph-rsid="002175aa"/>
    </style:style>
    <style:style style:name="P36" style:family="paragraph" style:parent-style-name="Text_20_body">
      <style:text-properties officeooo:rsid="0021b513" officeooo:paragraph-rsid="0021b513"/>
    </style:style>
    <style:style style:name="P37" style:family="paragraph" style:parent-style-name="Text_20_body">
      <style:text-properties officeooo:rsid="00236b93" officeooo:paragraph-rsid="00236b93"/>
    </style:style>
    <style:style style:name="P38" style:family="paragraph" style:parent-style-name="Text_20_body" style:list-style-name="L16">
      <style:text-properties officeooo:rsid="00236b93" officeooo:paragraph-rsid="00236b93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46906" style:font-style-asian="normal" style:font-style-complex="normal"/>
    </style:style>
    <style:style style:name="T4" style:family="text">
      <style:text-properties fo:font-style="normal" officeooo:rsid="00199bfa" style:font-style-asian="normal" style:font-style-complex="normal"/>
    </style:style>
    <style:style style:name="T5" style:family="text">
      <style:text-properties officeooo:rsid="00132994"/>
    </style:style>
    <style:style style:name="T6" style:family="text">
      <style:text-properties officeooo:rsid="002175aa"/>
    </style:style>
    <style:style style:name="T7" style:family="text">
      <style:text-properties officeooo:rsid="00236b9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1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text:span text:style-name="T5">The Beginning of Timesharing: </text:span>BASIC</text:p>
      <text:list xml:id="list3134938329" text:style-name="L1">
        <text:list-item>
          <text:p text:style-name="P3">Design goals: </text:p>
          <text:list>
            <text:list-item>
              <text:p text:style-name="P3">Easy to learn and use for non-science students</text:p>
            </text:list-item>
            <text:list-item>
              <text:p text:style-name="P3">Must be “pleasant and friendly”</text:p>
            </text:list-item>
            <text:list-item>
              <text:p text:style-name="P3">fast turnaround for homework</text:p>
            </text:list-item>
            <text:list-item>
              <text:p text:style-name="P3">free and private access</text:p>
            </text:list-item>
            <text:list-item>
              <text:p text:style-name="P3">user time is more important than computer time </text:p>
            </text:list-item>
          </text:list>
        </text:list-item>
        <text:list-item>
          <text:p text:style-name="P3">Current popular dialect: Visual BASIC</text:p>
        </text:list-item>
        <text:list-item>
          <text:p text:style-name="P3">First widely used language with time sharing</text:p>
        </text:list-item>
        <text:list-item>
          <text:p text:style-name="P3">BASIC was one of the first languages designed for inexperienced users. </text:p>
          <text:list>
            <text:list-item>
              <text:p text:style-name="P3">Isn’t very good though, but it <text:span text:style-name="T1">was </text:span><text:span text:style-name="T2">popular</text:span></text:p>
              <text:list>
                <text:list-item>
                  <text:p text:style-name="P3"><text:span text:style-name="T2">I mean it doesn’t even have functions</text:span></text:p>
                </text:list-item>
              </text:list>
            </text:list-item>
          </text:list>
        </text:list-item>
      </text:list>
      <text:p text:style-name="P2"><text:span text:style-name="T2"/></text:p>
      <text:p text:style-name="P2"><text:span text:style-name="T2"/></text:p>
      <text:p text:style-name="P4"><text:span text:style-name="T2">The Beginning of Data Abstraction: SIMULA 67</text:span></text:p>
      <text:list xml:id="list698522307" text:style-name="L2">
        <text:list-item>
          <text:p text:style-name="P5">Based on ALGOL 60 and SIMULA I</text:p>
        </text:list-item>
        <text:list-item>
          <text:p text:style-name="P5">Gave us co-routines and classes</text:p>
          <text:list>
            <text:list-item>
              <text:p text:style-name="P6">thank SIMULA 67 for giving us classes</text:p>
            </text:list-item>
          </text:list>
        </text:list-item>
      </text:list>
      <text:p text:style-name="P7"><text:span text:style-name="T2"/></text:p>
      <text:p text:style-name="P8"><text:span text:style-name="T2">Orthogonal Design: ALGOL 68</text:span></text:p>
      <text:list xml:id="list2175227494" text:style-name="L3">
        <text:list-item>
          <text:p text:style-name="P9"><text:span text:style-name="T2">The continued development of ALGOL 60 but not a super-set</text:span></text:p>
        </text:list-item>
        <text:list-item>
          <text:p text:style-name="P9"><text:span text:style-name="T2">Source of several new ideas</text:span></text:p>
          <text:list>
            <text:list-item>
              <text:p text:style-name="P9"><text:span text:style-name="T2">based on the concept of orthogonality</text:span></text:p>
            </text:list-item>
          </text:list>
        </text:list-item>
        <text:list-item>
          <text:p text:style-name="P9"><text:span text:style-name="T2">Contribs to programming </text:span></text:p>
          <text:list>
            <text:list-item>
              <text:p text:style-name="P9"><text:span text:style-name="T2">User defined data structures</text:span></text:p>
            </text:list-item>
            <text:list-item>
              <text:p text:style-name="P9"><text:span text:style-name="T2">Reference types</text:span></text:p>
            </text:list-item>
            <text:list-item>
              <text:p text:style-name="P9"><text:span text:style-name="T2">Dynamic arrays</text:span></text:p>
            </text:list-item>
          </text:list>
        </text:list-item>
        <text:list-item>
          <text:p text:style-name="P9"><text:span text:style-name="T2">Impacted all imperative languages</text:span></text:p>
          <text:list>
            <text:list-item>
              <text:p text:style-name="P9"><text:span text:style-name="T2">a lot of popular and famous languages are imperative</text:span></text:p>
              <text:list>
                <text:list-item>
                  <text:p text:style-name="P9"><text:span text:style-name="T2">Pascal, C, C++/Java, Perl</text:span></text:p>
                  <text:list>
                    <text:list-item>
                      <text:p text:style-name="P10"><text:span text:style-name="T2">ALGOL 68, by influencing C, indirectly influenced every fucking thing that C had influenced, good fucking god</text:span></text:p>
                      <text:list>
                        <text:list-item>
                          <text:p text:style-name="P10"><text:span text:style-name="T2">Rust, Python, </text:span><text:span text:style-name="T3">Go, ECMAScript (and as such, indirectly Javascript), Lua, etc.</text:span></text:p>
                        </text:list-item>
                      </text:list>
                    </text:list-item>
                  </text:list>
                </text:list-item>
                <text:list-item>
                  <text:p text:style-name="P9"><text:span text:style-name="T2">Modula/Modula 2, Ada</text:span></text:p>
                </text:list-item>
                <text:list-item>
                  <text:p text:style-name="P11"><text:span text:style-name="T2">also Bash and the original Bourne shell</text:span></text:p>
                  <text:list>
                    <text:list-item>
                      <text:p text:style-name="P11"><text:span text:style-name="T2">even them</text:span></text:p>
                    </text:list-item>
                  </text:list>
                </text:list-item>
                <text:list-item>
                  <text:p text:style-name="P12"><text:span text:style-name="T2">fucking christ ALGOL 68 was important as </text:span>shit<text:span text:style-name="T2"> to programming as a whole</text:span></text:p>
                </text:list-item>
              </text:list>
            </text:list-item>
          </text:list>
        </text:list-item>
      </text:list>
      <text:p text:style-name="P13"><text:span text:style-name="T2"/></text:p>
      <text:p text:style-name="P14"><text:span text:style-name="T2">Pascal – 1971</text:span></text:p>
      <text:list xml:id="list3266443840" text:style-name="L4">
        <text:list-item>
          <text:p text:style-name="P16"><text:span text:style-name="T2">Designed for teaching structured programming</text:span></text:p>
          <text:list>
            <text:list-item>
              <text:p text:style-name="P16"><text:span text:style-name="T2">so it was primarily developed as a teaching tool I guess</text:span></text:p>
            </text:list-item>
          </text:list>
        </text:list-item>
        <text:list-item>
          <text:p text:style-name="P16"><text:span text:style-name="T2">Small, simple, nothing really new</text:span></text:p>
        </text:list-item>
        <text:list-item>
          <text:p text:style-name="P16"><text:span text:style-name="T2">Largest impact on teaching programming</text:span></text:p>
          <text:list>
            <text:list-item>
              <text:p text:style-name="P16"><text:span text:style-name="T2">and as such, it was very popular in its intended role</text:span></text:p>
            </text:list-item>
          </text:list>
        </text:list-item>
        <text:list-item>
          <text:p text:style-name="P16"><text:span text:style-name="T2">It’s </text:span><text:span text:style-name="T4">pretty damn readable. </text:span></text:p>
        </text:list-item>
      </text:list>
      <text:p text:style-name="P14"><text:span text:style-name="T4"/></text:p>
      <text:p text:style-name="P15"><text:span text:style-name="T4"/></text:p>
      <text:p text:style-name="P17"><text:span text:style-name="T2">C – 1972</text:span></text:p>
      <text:list xml:id="list3584205320" text:style-name="L5">
        <text:list-item>
          <text:p text:style-name="P18"><text:span text:style-name="T2">designed for systems programming</text:span></text:p>
        </text:list-item>
        <text:list-item>
          <text:p text:style-name="P18"><text:span text:style-name="T2">Evolved primarily from BCLP, B, and the aforementioned influential as </text:span>fuck<text:span text:style-name="T2"> ALGOL 68</text:span></text:p>
        </text:list-item>
        <text:list-item>
          <text:p text:style-name="P18"><text:span text:style-name="T2">Powerful set of operators, but poor type checking </text:span></text:p>
          <text:list>
            <text:list-item>
              <text:p text:style-name="P18"><text:span text:style-name="T2">hahaha typecasting</text:span></text:p>
            </text:list-item>
          </text:list>
        </text:list-item>
        <text:list-item>
          <text:p text:style-name="P18"><text:span text:style-name="T2">Initially spread through UNIX</text:span></text:p>
          <text:list>
            <text:list-item>
              <text:p text:style-name="P18"><text:span text:style-name="T2">the Linux kernel, though not UNIX, is written near entirely in C</text:span></text:p>
            </text:list-item>
          </text:list>
        </text:list-item>
        <text:list-item>
          <text:p text:style-name="P18"><text:span text:style-name="T2">Many areas of application</text:span></text:p>
        </text:list-item>
      </text:list>
      <text:p text:style-name="P17"><text:span text:style-name="T2"/></text:p>
      <text:p text:style-name="P19"><text:span text:style-name="T2">Perl</text:span></text:p>
      <text:list xml:id="list2934665656" text:style-name="L6">
        <text:list-item>
          <text:p text:style-name="P20"><text:span text:style-name="T2">related to ALGOL only through C</text:span></text:p>
        </text:list-item>
        <text:list-item>
          <text:p text:style-name="P20"><text:span text:style-name="T2">A scripting language</text:span></text:p>
          <text:list>
            <text:list-item>
              <text:p text:style-name="P20"><text:span text:style-name="T2">script – a file that contains instructions to be executed</text:span></text:p>
              <text:list>
                <text:list-item>
                  <text:p text:style-name="P20"><text:span text:style-name="T2">Usually uses an interpreter to interpret those instructions and translate them into actions for the computer to do</text:span></text:p>
                </text:list-item>
              </text:list>
            </text:list-item>
            <text:list-item>
              <text:p text:style-name="P20"><text:span text:style-name="T2">Other examples: sh (and therefore the majority of shells), awk, tcl/tk</text:span></text:p>
            </text:list-item>
            <text:list-item>
              <text:p text:style-name="P20"><text:span text:style-name="T2">Developed by Larry Wall</text:span></text:p>
            </text:list-item>
            <text:list-item>
              <text:p text:style-name="P20"><text:span text:style-name="T2">Perl variables are statically typed and implicitly declared</text:span></text:p>
              <text:list>
                <text:list-item>
                  <text:p text:style-name="P20"><text:span text:style-name="T2">3 distinctive namespaces, denoted by the first character of a variable’s name</text:span></text:p>
                </text:list-item>
              </text:list>
            </text:list-item>
            <text:list-item>
              <text:p text:style-name="P20"><text:span text:style-name="T2">Powerful but somewhat dangerous</text:span></text:p>
            </text:list-item>
            <text:list-item>
              <text:p text:style-name="P20"><text:span text:style-name="T2">Widely used as a general purpose languages</text:span></text:p>
            </text:list-item>
          </text:list>
        </text:list-item>
      </text:list>
      <text:p text:style-name="P19"><text:span text:style-name="T2"/></text:p>
      <text:p text:style-name="P19"><text:span text:style-name="T2">Programming Based on Logic: Prolog</text:span></text:p>
      <text:list xml:id="list1461380444" text:style-name="L7">
        <text:list-item>
          <text:p text:style-name="P21"><text:span text:style-name="T2">Based on formal logic</text:span></text:p>
          <text:list>
            <text:list-item>
              <text:p text:style-name="P21"><text:span text:style-name="T2">Programming in Prolog is closer to defining a bunch of rules rather than coding; this is the difference between imperative and declarative programming, Prolog is the latter</text:span></text:p>
            </text:list-item>
          </text:list>
        </text:list-item>
        <text:list-item>
          <text:p text:style-name="P21"><text:span text:style-name="T2">Non-procedural</text:span></text:p>
        </text:list-item>
        <text:list-item>
          <text:p text:style-name="P21"><text:span text:style-name="T2">Can be summarized as being an intelligent database system that uses an inferencing process to infer the truth of given queries</text:span></text:p>
        </text:list-item>
      </text:list>
      <text:p text:style-name="P19"><text:span text:style-name="T2"/></text:p>
      <text:p text:style-name="P22"><text:span text:style-name="T2">History’s Largest Design Effort: Ada</text:span></text:p>
      <text:list xml:id="list1330214842" text:style-name="L8">
        <text:list-item>
          <text:p text:style-name="P23"><text:span text:style-name="T2">Huge design effort, involving hundreds of people, a lot of money, and about 8 years</text:span></text:p>
          <text:list>
            <text:list-item>
              <text:p text:style-name="P23"><text:span text:style-name="T2">see pg 37 of the slides for this </text:span></text:p>
            </text:list-item>
          </text:list>
        </text:list-item>
        <text:list-item>
          <text:p text:style-name="P23"><text:span text:style-name="T2">Named after Augusta Ada Byron (Ada Lovelace), known as the first programmer</text:span></text:p>
        </text:list-item>
        <text:list-item>
          <text:p text:style-name="P23"><text:span text:style-name="T2">Ada Evaluation</text:span></text:p>
          <text:list>
            <text:list-item>
              <text:p text:style-name="P23"><text:span text:style-name="T2">Contributions</text:span></text:p>
              <text:list>
                <text:list-item>
                  <text:p text:style-name="P23"><text:span text:style-name="T2">Packages – support for data abstraction</text:span></text:p>
                  <text:list>
                    <text:list-item>
                      <text:p text:style-name="P24"><text:span text:style-name="T2">this lead to libraries</text:span></text:p>
                    </text:list-item>
                  </text:list>
                </text:list-item>
                <text:list-item>
                  <text:p text:style-name="P24"><text:span text:style-name="T2">Exception handling – elaborate</text:span></text:p>
                </text:list-item>
                <text:list-item>
                  <text:p text:style-name="P24"><text:span text:style-name="T2">Generic programming units</text:span></text:p>
                </text:list-item>
                <text:list-item>
                  <text:p text:style-name="P24"><text:span text:style-name="T2">Concurrency – through the tasking model</text:span></text:p>
                </text:list-item>
              </text:list>
            </text:list-item>
          </text:list>
        </text:list-item>
      </text:list>
      <text:p text:style-name="P25"><text:span text:style-name="T2"/></text:p>
      <text:p text:style-name="P26"><text:span text:style-name="T2">Ada 95</text:span></text:p>
      <text:list xml:id="list312550510" text:style-name="L13">
        <text:list-item>
          <text:p text:style-name="P31"><text:span text:style-name="T2">Began in 1988</text:span></text:p>
        </text:list-item>
      </text:list>
      <text:list xml:id="list1036203267" text:style-name="L9">
        <text:list-item>
          <text:p text:style-name="P27"><text:span text:style-name="T2">Support for OOP through type derivation</text:span></text:p>
        </text:list-item>
        <text:list-item>
          <text:p text:style-name="P27"><text:span text:style-name="T2">Better control mechanisms for shared data</text:span></text:p>
        </text:list-item>
        <text:list-item>
          <text:p text:style-name="P27"><text:span text:style-name="T2">New concurrency features</text:span></text:p>
        </text:list-item>
        <text:list-item>
          <text:p text:style-name="P27"><text:span text:style-name="T2">More flexible libraries</text:span></text:p>
        </text:list-item>
        <text:list-item>
          <text:p text:style-name="P27"><text:soft-page-break/><text:span text:style-name="T2">Popularity suffered because C++ was already there</text:span></text:p>
        </text:list-item>
      </text:list>
      <text:p text:style-name="P28"><text:span text:style-name="T2">Smalltalk</text:span></text:p>
      <text:list xml:id="list1378908967" text:style-name="L10">
        <text:list-item>
          <text:p text:style-name="P29"><text:span text:style-name="T2">Pioneer of object-oriented programming</text:span></text:p>
        </text:list-item>
        <text:list-item>
          <text:p text:style-name="P29"><text:span text:style-name="T2">First full implementation of an object-oriented language </text:span></text:p>
          <text:list>
            <text:list-item>
              <text:p text:style-name="P29"><text:span text:style-name="T2">data abstraction</text:span></text:p>
            </text:list-item>
            <text:list-item>
              <text:p text:style-name="P29"><text:span text:style-name="T2">inheritance</text:span></text:p>
            </text:list-item>
            <text:list-item>
              <text:p text:style-name="P29"><text:span text:style-name="T2">dynamic type binding</text:span></text:p>
            </text:list-item>
          </text:list>
        </text:list-item>
        <text:list-item>
          <text:p text:style-name="P29"><text:span text:style-name="T2">Pioneered the GUI</text:span></text:p>
        </text:list-item>
      </text:list>
      <text:p text:style-name="P28"><text:span text:style-name="T2"/></text:p>
      <text:p text:style-name="P28"><text:span text:style-name="T2">Combining Imperative and OOP: C++</text:span></text:p>
      <text:list xml:id="list442812227" text:style-name="L11">
        <text:list-item>
          <text:p text:style-name="P30"><text:span text:style-name="T2">Here we go</text:span></text:p>
        </text:list-item>
        <text:list-item>
          <text:p text:style-name="P30"><text:span text:style-name="T2">Developed in 1980</text:span></text:p>
          <text:list>
            <text:list-item>
              <text:p text:style-name="P30"><text:span text:style-name="T2">Evolved from C (obviously) and SIMULA 67</text:span></text:p>
            </text:list-item>
            <text:list-item>
              <text:p text:style-name="P30"><text:span text:style-name="T2">the OOP stuff was partially taken from SIMULA 67</text:span></text:p>
            </text:list-item>
            <text:list-item>
              <text:p text:style-name="P30"><text:span text:style-name="T2">provides exception handling</text:span></text:p>
            </text:list-item>
            <text:list-item>
              <text:p text:style-name="P30"><text:span text:style-name="T2">Large and complex, because of its support of both procedural and OOP </text:span></text:p>
            </text:list-item>
          </text:list>
        </text:list-item>
        <text:list-item>
          <text:p text:style-name="P30"><text:span text:style-name="T2">ANSI standard approved in Nov ‘97</text:span></text:p>
        </text:list-item>
        <text:list-item>
          <text:p text:style-name="P30"><text:span text:style-name="T2">Microsoft had a version released with .NET in ‘02: Managed C++</text:span></text:p>
          <text:list>
            <text:list-item>
              <text:p text:style-name="P30"><text:span text:style-name="T2">delegates, interfaces, no multiple inheritance</text:span></text:p>
            </text:list-item>
          </text:list>
        </text:list-item>
      </text:list>
      <text:p text:style-name="P28"><text:span text:style-name="T2"/></text:p>
      <text:p text:style-name="P28"><text:span text:style-name="T2">Related OOP languages</text:span></text:p>
      <text:list xml:id="list1605094732" text:style-name="L15">
        <text:list-item>
          <text:p text:style-name="P32"><text:span text:style-name="T2">Objective-C (early 1980s)</text:span></text:p>
          <text:list>
            <text:list-item>
              <text:p text:style-name="P32"><text:span text:style-name="T2">C + support for OOP based on Smalltalk</text:span></text:p>
            </text:list-item>
            <text:list-item>
              <text:p text:style-name="P32"><text:span text:style-name="T2">Uses Smalltalk’s method calling syntax</text:span></text:p>
            </text:list-item>
            <text:list-item>
              <text:p text:style-name="P32"><text:span text:style-name="T2">Used by Apple for system programming</text:span></text:p>
            </text:list-item>
          </text:list>
        </text:list-item>
        <text:list-item>
          <text:p text:style-name="P32"><text:span text:style-name="T2">Delphi (Borland</text:span></text:p>
        </text:list-item>
      </text:list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p text:style-name="P28"><text:span text:style-name="T2"/></text:p>
      <text:h text:style-name="P1" text:outline-level="2">After Class Notes</text:h>
      <text:p text:style-name="P34"/>
      <text:p text:style-name="P33">So, it seems that <text:span text:style-name="T6">there are some languages that are the big “changed the face of programming forever” languages. </text:span></text:p>
      <text:p text:style-name="P33"/>
      <text:p text:style-name="P35">Let’s list them. </text:p>
      <text:p text:style-name="P35"/>
      <text:p text:style-name="P37">Shortcode</text:p>
      <text:list xml:id="list3039532415" text:style-name="L16">
        <text:list-item>
          <text:p text:style-name="P38">one of the first higher level programming languages made for a computer</text:p>
        </text:list-item>
        <text:list-item>
          <text:p text:style-name="P38">Introduces: the basic idea of having a statement represent something else, and </text:p>
        </text:list-item>
      </text:list>
      <text:p text:style-name="P36">Speedcoding (first high-level programming language made for an IBM computer)</text:p>
      <text:p text:style-name="P36"><text:soft-page-break/><text:tab/>- introduce<text:span text:style-name="T7">d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FreeSans1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4T11:20:07.114955834</meta:creation-date>
    <dc:date>2021-09-16T12:27:28.849797840</dc:date>
    <meta:editing-duration>P1DT21H12M14S</meta:editing-duration>
    <meta:editing-cycles>16</meta:editing-cycles>
    <meta:generator>LibreOffice/7.2.0.4$Linux_X86_64 LibreOffice_project/20$Build-4</meta:generator>
    <meta:document-statistic meta:table-count="0" meta:image-count="0" meta:object-count="0" meta:page-count="4" meta:paragraph-count="113" meta:word-count="801" meta:character-count="4548" meta:non-whitespace-character-count="3936"/>
  </office:meta>
</office:document-meta>
</file>